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style:paragraph-properties fo:text-align="start"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" fo:font-size="12pt" style:font-size-asian="12pt" style:font-name-complex="PalatinoLinotype" style:font-size-complex="12pt"/>
    </style:style>
    <style:style style:name="T3" style:family="text">
      <style:text-properties fo:color="#000000" style:font-name="PalatinoLinotype" fo:font-size="11pt" style:font-size-asian="11pt" style:font-name-complex="PalatinoLinotype" style:font-size-complex="11pt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PalatinoLinotype" fo:font-size="11pt" fo:font-style="italic" style:font-size-asian="11pt" style:font-name-complex="PalatinoLinotype" style:font-size-complex="11pt" style:font-style-complex="italic"/>
    </style:style>
    <style:style style:name="T6" style:family="text">
      <style:text-properties fo:color="#000000" style:font-name="PalatinoLinotype" fo:font-size="7pt" style:font-size-asian="7pt" style:font-name-complex="PalatinoLinotype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5.844cm" svg:height="0.497cm" svg:x="2.096cm" svg:y="1.343cm">
          <draw:text-box>
            <text:p text:style-name="P2"><text:span text:style-name="T1">Homework – Chapter 10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063cm" svg:height="0.424cm" svg:x="2.096cm" svg:y="25.664cm">
          <draw:text-box>
            <text:p text:style-name="P2"><text:span text:style-name="T2">CMPE411 – OS Design &amp; Implement.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pring 2020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4" draw:layer="layout" svg:width="4.735cm" svg:height="0.424cm" svg:x="1.905cm" svg:y="2.677cm">
          <draw:text-box>
            <text:p text:style-name="P2"><text:span text:style-name="T2">Homework – Chapter 10 </text:span></text:p>
          </draw:text-box>
        </draw:frame>
        <draw:frame draw:style-name="gr2" draw:text-style-name="P4" draw:layer="layout" svg:width="17.528cm" svg:height="0.422cm" svg:x="1.905cm" svg:y="3.249cm">
          <draw:text-box>
            <text:p text:style-name="P5"><text:span text:style-name="T3">Upload to GradeScope – instead of filling in my template, you will be given a chance to select regions </text:span></text:p>
          </draw:text-box>
        </draw:frame>
        <draw:frame draw:style-name="gr2" draw:text-style-name="P4" draw:layer="layout" svg:width="8.816cm" svg:height="0.424cm" svg:x="1.905cm" svg:y="3.82cm">
          <draw:text-box>
            <text:p text:style-name="P2"><text:span text:style-name="T2">of your submission that contain your answer. <text:s text:c="2"/></text:span></text:p>
          </draw:text-box>
        </draw:frame>
        <draw:frame draw:style-name="gr2" draw:text-style-name="P3" draw:layer="layout" svg:width="0.422cm" svg:height="0.424cm" svg:x="1.905cm" svg:y="4.392cm">
          <draw:text-box>
            <text:p text:style-name="P2"><text:span text:style-name="T2"><text:s/></text:span></text:p>
          </draw:text-box>
        </draw:frame>
        <draw:frame draw:style-name="gr2" draw:text-style-name="P4" draw:layer="layout" svg:width="17.553cm" svg:height="0.422cm" svg:x="1.905cm" svg:y="4.963cm">
          <draw:text-box>
            <text:p text:style-name="P5"><text:span text:style-name="T3">For this series of two questions, you are advised to setup an excel spreadsheet that has all of these val-</text:span></text:p>
          </draw:text-box>
        </draw:frame>
        <draw:frame draw:style-name="gr2" draw:text-style-name="P4" draw:layer="layout" svg:width="18.62cm" svg:height="0.424cm" svg:x="1.905cm" svg:y="5.53cm">
          <draw:text-box>
            <text:p text:style-name="P2"><text:span text:style-name="T2">ues in cells, so that you can change cell values and recalculate each of the numbers (read question 2 </text:span></text:p>
          </draw:text-box>
        </draw:frame>
        <draw:frame draw:style-name="gr2" draw:text-style-name="P4" draw:layer="layout" svg:width="10.204cm" svg:height="0.424cm" svg:x="1.905cm" svg:y="6.102cm">
          <draw:text-box>
            <text:p text:style-name="P2"><text:span text:style-name="T2">before solving question 1 and you’ll see what I mean): </text:span></text:p>
          </draw:text-box>
        </draw:frame>
        <draw:frame draw:style-name="gr2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7.245cm">
          <draw:text-box>
            <text:p text:style-name="P2"><text:span text:style-name="T2">1.</text:span></text:p>
          </draw:text-box>
        </draw:frame>
        <draw:frame draw:style-name="gr2" draw:text-style-name="P3" draw:layer="layout" svg:width="0.422cm" svg:height="0.475cm" svg:x="2.828cm" svg:y="7.169cm">
          <draw:text-box>
            <text:p text:style-name="P2"><text:span text:style-name="T4"><text:s/></text:span></text:p>
          </draw:text-box>
        </draw:frame>
        <draw:frame draw:style-name="gr2" draw:text-style-name="P4" draw:layer="layout" svg:width="16.131cm" svg:height="0.422cm" svg:x="3.175cm" svg:y="7.245cm">
          <draw:text-box>
            <text:p text:style-name="P5"><text:span text:style-name="T3">Compute the effective CPI for the computer system with paging. <text:s/>The base CPI for a program </text:span></text:p>
          </draw:text-box>
        </draw:frame>
        <draw:frame draw:style-name="gr2" draw:text-style-name="P4" draw:layer="layout" svg:width="16.241cm" svg:height="0.422cm" svg:x="3.175cm" svg:y="7.816cm">
          <draw:text-box>
            <text:p text:style-name="P5"><text:span text:style-name="T3">is 0.6, including 20% loads and stores, and before paging is enabled. <text:s/>The computer uses a fast </text:span></text:p>
          </draw:text-box>
        </draw:frame>
        <draw:frame draw:style-name="gr2" draw:text-style-name="P4" draw:layer="layout" svg:width="16.36cm" svg:height="0.422cm" svg:x="3.175cm" svg:y="8.388cm">
          <draw:text-box>
            <text:p text:style-name="P5"><text:span text:style-name="T3">disk drive that has an average latency of 1.25ms, transfers data at 200GB/sec, and is connected </text:span></text:p>
          </draw:text-box>
        </draw:frame>
        <draw:frame draw:style-name="gr2" draw:text-style-name="P4" draw:layer="layout" svg:width="15.741cm" svg:height="0.422cm" svg:x="3.175cm" svg:y="8.959cm">
          <draw:text-box>
            <text:p text:style-name="P5"><text:span text:style-name="T3">to a fast SATA-3 6bps bus. <text:s/>The operating system adds 10,000 </text:span><text:span text:style-name="T5">instructions</text:span><text:span text:style-name="T3"> to each paging re-</text:span></text:p>
          </draw:text-box>
        </draw:frame>
        <draw:frame draw:style-name="gr2" draw:text-style-name="P4" draw:layer="layout" svg:width="15.936cm" svg:height="0.422cm" svg:x="3.175cm" svg:y="9.531cm">
          <draw:text-box>
            <text:p text:style-name="P5"><text:span text:style-name="T3">quest. <text:s/>The CPU runs at 2.8GHz. <text:s/>The page size is 4KB. <text:s/>The main memory ‘hits’ at 99.9995% </text:span></text:p>
          </draw:text-box>
        </draw:frame>
        <draw:frame draw:style-name="gr2" draw:text-style-name="P4" draw:layer="layout" svg:width="1.708cm" svg:height="0.422cm" svg:x="3.175cm" svg:y="10.102cm">
          <draw:text-box>
            <text:p text:style-name="P5"><text:span text:style-name="T3">accuracy. </text:span></text:p>
          </draw:text-box>
        </draw:frame>
        <draw:frame draw:style-name="gr2" draw:text-style-name="P3" draw:layer="layout" svg:width="0.422cm" svg:height="0.424cm" svg:x="1.905cm" svg:y="10.6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1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1.8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2.384cm">
          <draw:text-box>
            <text:p text:style-name="P2"><text:span text:style-name="T2">2.</text:span></text:p>
          </draw:text-box>
        </draw:frame>
        <draw:frame draw:style-name="gr2" draw:text-style-name="P3" draw:layer="layout" svg:width="0.422cm" svg:height="0.475cm" svg:x="2.828cm" svg:y="12.308cm">
          <draw:text-box>
            <text:p text:style-name="P2"><text:span text:style-name="T4"><text:s/></text:span></text:p>
          </draw:text-box>
        </draw:frame>
        <draw:frame draw:style-name="gr2" draw:text-style-name="P4" draw:layer="layout" svg:width="15.589cm" svg:height="0.422cm" svg:x="3.175cm" svg:y="12.384cm">
          <draw:text-box>
            <text:p text:style-name="P5"><text:span text:style-name="T3">You are tasked to improve performance. <text:s/>Compute the speed-up for making the following </text:span></text:p>
          </draw:text-box>
        </draw:frame>
        <draw:frame draw:style-name="gr2" draw:text-style-name="P3" draw:layer="layout" svg:width="1.827cm" svg:height="0.424cm" svg:x="3.175cm" svg:y="12.956cm">
          <draw:text-box>
            <text:p text:style-name="P2"><text:span text:style-name="T2">changes: <text:s/></text:span></text:p>
          </draw:text-box>
        </draw:frame>
        <draw:frame draw:style-name="gr2" draw:text-style-name="P3" draw:layer="layout" svg:width="0.422cm" svg:height="0.424cm" svg:x="3.81cm" svg:y="13.527cm">
          <draw:text-box>
            <text:p text:style-name="P2"><text:span text:style-name="T3">a</text:span><text:span text:style-name="T2">.</text:span></text:p>
          </draw:text-box>
        </draw:frame>
        <draw:frame draw:style-name="gr2" draw:text-style-name="P3" draw:layer="layout" svg:width="0.422cm" svg:height="0.475cm" svg:x="4.098cm" svg:y="13.451cm">
          <draw:text-box>
            <text:p text:style-name="P2"><text:span text:style-name="T4"><text:s/></text:span></text:p>
          </draw:text-box>
        </draw:frame>
        <draw:frame draw:style-name="gr2" draw:text-style-name="P4" draw:layer="layout" svg:width="4.367cm" svg:height="0.422cm" svg:x="4.445cm" svg:y="13.527cm">
          <draw:text-box>
            <text:p text:style-name="P5"><text:span text:style-name="T3">CPU upgrade to 3.5GHZ </text:span></text:p>
          </draw:text-box>
        </draw:frame>
        <draw:frame draw:style-name="gr2" draw:text-style-name="P3" draw:layer="layout" svg:width="0.422cm" svg:height="0.424cm" svg:x="3.81cm" svg:y="14.099cm">
          <draw:text-box>
            <text:p text:style-name="P2"><text:span text:style-name="T3">b</text:span><text:span text:style-name="T2">.</text:span></text:p>
          </draw:text-box>
        </draw:frame>
        <draw:frame draw:style-name="gr2" draw:text-style-name="P3" draw:layer="layout" svg:width="0.422cm" svg:height="0.475cm" svg:x="4.123cm" svg:y="14.023cm">
          <draw:text-box>
            <text:p text:style-name="P2"><text:span text:style-name="T4"><text:s/></text:span></text:p>
          </draw:text-box>
        </draw:frame>
        <draw:frame draw:style-name="gr2" draw:text-style-name="P4" draw:layer="layout" svg:width="8.49cm" svg:height="0.422cm" svg:x="4.445cm" svg:y="14.099cm">
          <draw:text-box>
            <text:p text:style-name="P5"><text:span text:style-name="T3">Doubling memory, reducing the miss-rate by 1/3</text:span></text:p>
          </draw:text-box>
        </draw:frame>
        <draw:frame draw:style-name="gr3" draw:text-style-name="P6" draw:layer="layout" svg:width="0.248cm" svg:height="0.247cm" svg:x="12.912cm" svg:y="14.105cm">
          <draw:text-box>
            <text:p text:style-name="P2"><text:span text:style-name="T6">rd</text:span></text:p>
          </draw:text-box>
        </draw:frame>
        <draw:frame draw:style-name="gr2" draw:text-style-name="P3" draw:layer="layout" svg:width="0.422cm" svg:height="0.424cm" svg:x="13.128cm" svg:y="14.099cm">
          <draw:text-box>
            <text:p text:style-name="P2"><text:span text:style-name="T2"><text:s/></text:span></text:p>
          </draw:text-box>
        </draw:frame>
        <draw:frame draw:style-name="gr2" draw:text-style-name="P4" draw:layer="layout" svg:width="0.422cm" svg:height="0.422cm" svg:x="3.81cm" svg:y="14.67cm">
          <draw:text-box>
            <text:p text:style-name="P5"><text:span text:style-name="T3">c.</text:span></text:p>
          </draw:text-box>
        </draw:frame>
        <draw:frame draw:style-name="gr2" draw:text-style-name="P3" draw:layer="layout" svg:width="0.422cm" svg:height="0.475cm" svg:x="4.077cm" svg:y="14.594cm">
          <draw:text-box>
            <text:p text:style-name="P2"><text:span text:style-name="T4"><text:s/></text:span></text:p>
          </draw:text-box>
        </draw:frame>
        <draw:frame draw:style-name="gr2" draw:text-style-name="P4" draw:layer="layout" svg:width="14.759cm" svg:height="0.422cm" svg:x="4.445cm" svg:y="14.67cm">
          <draw:text-box>
            <text:p text:style-name="P5"><text:span text:style-name="T3">Choosing a better algorithm that improves locality and reduces unnecessary memory </text:span></text:p>
          </draw:text-box>
        </draw:frame>
        <draw:frame draw:style-name="gr2" draw:text-style-name="P4" draw:layer="layout" svg:width="14.908cm" svg:height="0.422cm" svg:x="4.445cm" svg:y="15.242cm">
          <draw:text-box>
            <text:p text:style-name="P5"><text:span text:style-name="T3">access, so now the program uses 10% loads and stores, and miss rate is reduced by 1/4</text:span></text:p>
          </draw:text-box>
        </draw:frame>
        <draw:frame draw:style-name="gr3" draw:text-style-name="P6" draw:layer="layout" svg:width="0.245cm" svg:height="0.247cm" svg:x="19.342cm" svg:y="15.248cm">
          <draw:text-box>
            <text:p text:style-name="P2"><text:span text:style-name="T6">th</text:span></text:p>
          </draw:text-box>
        </draw:frame>
        <draw:frame draw:style-name="gr2" draw:text-style-name="P3" draw:layer="layout" svg:width="0.422cm" svg:height="0.424cm" svg:x="19.541cm" svg:y="15.242cm">
          <draw:text-box>
            <text:p text:style-name="P2"><text:span text:style-name="T2">. </text:span></text:p>
          </draw:text-box>
        </draw:frame>
        <draw:frame draw:style-name="gr2" draw:text-style-name="P3" draw:layer="layout" svg:width="0.422cm" svg:height="0.424cm" svg:x="4.445cm" svg:y="15.81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4.445cm" svg:y="16.38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6.956cm">
          <draw:text-box>
            <text:p text:style-name="P2"><text:span text:style-name="T2">3.</text:span></text:p>
          </draw:text-box>
        </draw:frame>
        <draw:frame draw:style-name="gr2" draw:text-style-name="P3" draw:layer="layout" svg:width="0.422cm" svg:height="0.475cm" svg:x="2.828cm" svg:y="16.88cm">
          <draw:text-box>
            <text:p text:style-name="P2"><text:span text:style-name="T4"><text:s/></text:span></text:p>
          </draw:text-box>
        </draw:frame>
        <draw:frame draw:style-name="gr2" draw:text-style-name="P4" draw:layer="layout" svg:width="15.869cm" svg:height="0.422cm" svg:x="3.175cm" svg:y="16.956cm">
          <draw:text-box>
            <text:p text:style-name="P5"><text:span text:style-name="T3">Do a little research, what algorithms do Windows and Linux use for their page replacement </text:span></text:p>
          </draw:text-box>
        </draw:frame>
        <draw:frame draw:style-name="gr2" draw:text-style-name="P4" draw:layer="layout" svg:width="1.678cm" svg:height="0.422cm" svg:x="3.175cm" svg:y="17.528cm">
          <draw:text-box>
            <text:p text:style-name="P5"><text:span text:style-name="T3">strategy. <text:s/></text:span></text:p>
          </draw:text-box>
        </draw:frame>
        <draw:frame draw:style-name="gr2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8.666cm">
          <draw:text-box>
            <text:p text:style-name="P2"><text:span text:style-name="T2">4.</text:span></text:p>
          </draw:text-box>
        </draw:frame>
        <draw:frame draw:style-name="gr2" draw:text-style-name="P3" draw:layer="layout" svg:width="0.422cm" svg:height="0.475cm" svg:x="2.828cm" svg:y="18.591cm">
          <draw:text-box>
            <text:p text:style-name="P2"><text:span text:style-name="T4"><text:s/></text:span></text:p>
          </draw:text-box>
        </draw:frame>
        <draw:frame draw:style-name="gr2" draw:text-style-name="P4" draw:layer="layout" svg:width="11.021cm" svg:height="0.422cm" svg:x="3.175cm" svg:y="18.666cm">
          <draw:text-box>
            <text:p text:style-name="P5"><text:span text:style-name="T3">Consider the following page reference string with three frames. </text:span></text:p>
          </draw:text-box>
        </draw:frame>
        <draw:frame draw:style-name="gr2" draw:text-style-name="P4" draw:layer="layout" svg:width="5.26cm" svg:height="0.422cm" svg:x="3.175cm" svg:y="19.238cm">
          <draw:text-box>
            <text:p text:style-name="P5"><text:span text:style-name="T3">2.2.1.2.5.3.4.6.7.7.0.5.6.2.3.0.1.7 </text:span></text:p>
          </draw:text-box>
        </draw:frame>
        <draw:frame draw:style-name="gr2" draw:text-style-name="P3" draw:layer="layout" svg:width="0.422cm" svg:height="0.424cm" svg:x="3.175cm" svg:y="19.809cm">
          <draw:text-box>
            <text:p text:style-name="P2"><text:span text:style-name="T2"><text:s/></text:span></text:p>
          </draw:text-box>
        </draw:frame>
        <draw:frame draw:style-name="gr2" draw:text-style-name="P4" draw:layer="layout" svg:width="14.912cm" svg:height="0.422cm" svg:x="3.175cm" svg:y="20.381cm">
          <draw:text-box>
            <text:p text:style-name="P5"><text:span text:style-name="T3">Assuming demand paging, with three frames, how many page faults would occur for: </text:span></text:p>
          </draw:text-box>
        </draw:frame>
        <draw:frame draw:style-name="gr2" draw:text-style-name="P4" draw:layer="layout" svg:width="1.323cm" svg:height="0.422cm" svg:x="3.175cm" svg:y="20.952cm">
          <draw:text-box>
            <text:p text:style-name="P5"><text:span text:style-name="T3">a) LRU </text:span></text:p>
          </draw:text-box>
        </draw:frame>
        <draw:frame draw:style-name="gr2" draw:text-style-name="P4" draw:layer="layout" svg:width="1.412cm" svg:height="0.422cm" svg:x="3.175cm" svg:y="21.524cm">
          <draw:text-box>
            <text:p text:style-name="P5"><text:span text:style-name="T3">b) FIFO </text:span></text:p>
          </draw:text-box>
        </draw:frame>
        <draw:frame draw:style-name="gr2" draw:text-style-name="P4" draw:layer="layout" svg:width="4.155cm" svg:height="0.422cm" svg:x="3.175cm" svg:y="22.095cm">
          <draw:text-box>
            <text:p text:style-name="P5"><text:span text:style-name="T3">c) Optimal replacement </text:span></text:p>
          </draw:text-box>
        </draw:frame>
        <draw:frame draw:style-name="gr2" draw:text-style-name="P3" draw:layer="layout" svg:width="0.422cm" svg:height="0.424cm" svg:x="3.175cm" svg:y="22.6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23.23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23.81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1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4-29T00:21:18.512321094</dc:date>
    <meta:editing-duration>PT6M1S</meta:editing-duration>
    <meta:editing-cycles>1</meta:editing-cycles>
    <meta:document-statistic meta:object-count="68"/>
    <meta:generator>LibreOffice/6.4.3.2$Linux_X86_64 LibreOffice_project/40$Build-2</meta:generator>
  </office:meta>
</office:document-meta>
</file>